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Q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18M7S</meta:editing-duration>
    <meta:editing-cycles>19</meta:editing-cycles>
    <meta:generator>LibreOffice/6.1.5.2$Linux_X86_64 LibreOffice_project/10$Build-2</meta:generator>
    <dc:date>2022-01-16T00:32:54.264981669</dc:date>
    <meta:document-statistic meta:object-count="5"/>
  </office:meta>
</office:document-meta>
</file>